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apple-system" svg:font-family="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f03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4pt" fo:font-weight="bold" officeooo:paragraph-rsid="000db3a0"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font-size-asian="14pt" style:font-size-complex="14pt"/>
    </style:style>
    <style:style style:name="T1" style:family="text">
      <style:text-properties fo:font-variant="normal" fo:text-transform="none" fo:color="#373a3c" style:font-name="apple-system" fo:font-size="11.25pt" fo:letter-spacing="normal" fo:font-style="normal" fo:font-weight="bold"/>
    </style:style>
    <style:style style:name="T2" style:family="text">
      <style:text-properties fo:font-variant="normal" fo:text-transform="none" fo:color="#0b4f8a" style:font-name="apple-system" fo:letter-spacing="normal" fo:font-style="normal" style:text-underline-style="solid" style:text-underline-width="auto" style:text-underline-color="font-color" fo:font-weight="normal" fo:background-color="transparent" loext:char-shading-value="0"/>
    </style:style>
    <style:style style:name="T3" style:family="text">
      <style:text-properties officeooo:rsid="000db3a0"/>
    </style:style>
    <style:style style:name="T4"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Marco Civil da Internet, LGPD e as Fronteiras dos Direitos Digitais</text:span></text:p>
      <text:p text:style-name="P5">Palestra 09</text:p>
      <text:p text:style-name="P3"><text:span text:style-name="Strong_20_Emphasis"><text:span text:style-name="T4">Rafael Zanatta</text:span></text:span></text:p>
      <text:p text:style-name="P3"><text:span text:style-name="Strong_20_Emphasis"/></text:p>
      <text:p text:style-name="P3">Matheus T. de Laurentys<text:tab/></text:p>
      <text:p text:style-name="P2"/>
      <text:p text:style-name="P2"><text:tab/>O palestranta Rafael Zanatta nos apresentou um histórico e algumas repercussões e desdobramentos de uma maturação ou desenvolvimento do uso de dados. Como ele mesmo fez, podemos dividir sua apresentação em três categorias: “origens da proteção de dados”, “cyberspaço” e “construção dos direitos digitais”. Ele começa sua palestra no momento em que a internet estava sendo idealizada e seus meio tecnicos criados. Ele passou pela criaçao do protoclo ARPANET, e, pulando para 1969, nos mostrou que, mesmo nessa época se discutiam os impactos da computaçã no processamento de dados.</text:p>
      <text:p text:style-name="P1"/>
      <text:p text:style-name="P1"><text:tab/>Nessa época (1969(=), Rafael passou um bom tempo da palestra nos mostrando pessoas e acontecimentos importantes para o amadurecimento da, então nova, internet.Mais especificamente em 1967, têm-se, ele nos conta, a elaboração de um novo conceito de privacidade que embarca esse novo meio em questão. Essa elaboração é feita em um momento de guerra em que a população estava sendo de perseguida e era alvo de profiling por um meio que era completamente legal, justamente por não esxistir essas mudanças legais e regulatórias. </text:p>
      <text:p text:style-name="P1"/>
      <text:p text:style-name="P1"><text:tab/>Isso tudo acontecia em um momento que as pessoas, em geral, ainda não sabiam de todas  as formas que o meio digital atuava no meio público. Porém, com esse conceito, por exemplo, e outras denúncias têm-se as mudanças necessária à época. Um exemplo foram as normas feitas em 1972 em resposta a uma base de dados americana chamada National Database. Essa nova legislacão  garantia, em linhas gerais, que as bases do governo deveriam ser públicas e deveriam possuir finalidade, não podendo ser usada para discriminação.</text:p>
      <text:p text:style-name="P1"/>
      <text:p text:style-name="P1"><text:tab/>Podemos citar outro exemplo, brasileiro, que foi a tentativa vinvular o ReNaPe ao S.N.I. mas houve colisão com a OAB, que impediu a medida. Esse movimento, no Brasil, levou a uma lei bem importante, a “Habeas Data”, que garante o acesso as informações do poder público.</text:p>
      <text:p text:style-name="P1"/>
      <text:p text:style-name="P1"><text:tab/>Após o período de maturação, surge uma ideia, ou, um conceito, de “cyberespaço”, que foi o segundo tópico da palestra. Rafael explica o que seria esse espaço: é um local em que não existe força governante e a informação é compartilhade em fóruns. Nesse espaço, a administração é horizontal e existe a crença na discussão e em compartilhamento. Analisando o que foi contado por Rafael, podemos pensar, criticamente, sobre o estado atual de nosso “cyberespaço”. Perdemos quase completamente essa crença “P2P”. Nossos meios de comunicação são quase completamente dominados por empresas gigantescas, e, além dissos, damos a eles poderes completamente anti-democráticos.</text:p>
      <text:p text:style-name="P1"/>
      <text:p text:style-name="P1"><text:tab/>Ele segue com um novo assunto, que mais ao final fica claro como vêm em resposta ao conceito de “cyberespaço” horizontal. A construçao do direito digital, este novo tema, vem para trocar aquele conceito, que ficou conhecido como “OpenCulture”, por outro: “civilização da rede”. Esse conjunto de políticas se baseia em diversas medidas voltadas a garantir direitos essencias ao usuário comum da rede e também garante proteção contra o uso indevido de dados. Duas medidas brasileiras nesse assunto podem ser destacadas, a LGPD e o Marco Civil da Internet.</text:p>
      <text:p text:style-name="P1"/>
      <text:p text:style-name="P1"><text:soft-page-break/><text:tab/>Porém, mostra Rafael, isso serviu para aproximar a internet do controle do Governo e de empresas, em detrimento de um cyberespaço livre. Por exemplo, como usuários estamos sujeitos a punições pela veiculação de conteúdo pirata, que vai totalmente contra a ideia de OpenCulture. Eu penso que, enquanto ganhamos com a proteção política sobre o uso malicioso de dados, cedemos nossa habilidade e capacidade de nos apropriar do espaço digital. Eu tive essa reflexão no final da palestra  de Rafael. Tive a impressão de que ele despejou um balde de água fria em mim, pois sempre defendo que precisamos de mais e mais proteção contra os diferentes abusos que a tecnologia nos submete, mas nunca parei para pensar no que estou abrindo mão.</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apple-system" svg:font-family="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10:43:23.261513420</meta:creation-date>
    <dc:date>2019-11-05T11:28:25.541374050</dc:date>
    <meta:editing-duration>PT2M24S</meta:editing-duration>
    <meta:editing-cycles>1</meta:editing-cycles>
    <meta:document-statistic meta:table-count="0" meta:image-count="0" meta:object-count="0" meta:page-count="2" meta:paragraph-count="11" meta:word-count="634" meta:character-count="3961" meta:non-whitespace-character-count="3326"/>
    <meta:generator>LibreOffice/6.0.7.3$Linux_X86_64 LibreOffice_project/00m0$Build-3</meta:generator>
  </office:meta>
</office:document-meta>
</file>